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19200003379024C6B0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bg" fo:country="BG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eams – ordered sequence of bytes</text:p>
      <text:list xml:id="list906643348494515195" text:style-name="L1">
        <text:list-item>
          <text:list>
            <text:list-item>
              <text:p text:style-name="P7">Read data</text:p>
            </text:list-item>
            <text:list-item>
              <text:p text:style-name="P7">Write data</text:p>
            </text:list-item>
          </text:list>
        </text:list-item>
      </text:list>
      <text:p text:style-name="P1"/>
      <text:p text:style-name="P2">File access, network access, memory streams are most common</text:p>
      <text:p text:style-name="P1"/>
      <text:p text:style-name="P2">Streams are <text:span text:style-name="T1">opened</text:span> before using them and <text:span text:style-name="T1">closed</text:span> after that</text:p>
      <text:p text:style-name="P1"/>
      <text:p text:style-name="P2">Streams has current position</text:p>
      <text:p text:style-name="P2"/>
      <text:p text:style-name="P2">Buffers keeps n bytes of the stream from the current position</text:p>
      <text:p text:style-name="P2"/>
      <text:p text:style-name="P2"><draw:frame draw:style-name="fr1" draw:name="graphics1" text:anchor-type="paragraph" svg:width="6.6925in" svg:height="3.5299in" draw:z-index="0"><draw:image xlink:href="Pictures/200000070000619200003379024C6B05.svm" xlink:type="simple" xlink:show="embed" xlink:actuate="onLoad"/></draw:frame>Decorator Streams – decorator pattern – adds functionality to stream of base class</text:p>
      <text:p text:style-name="P2"/>
      <text:p text:style-name="P2">Stream Readers/Writers (Stream Adapters): StreamReader/StreamWriter, BinaryReader/BinaryWriter, XmlReader/XmlWriter</text:p>
      <text:p text:style-name="P2"/>
      <text:p text:style-name="P2">Readers and writers are classes which facilitate the work with streams</text:p>
      <text:p text:style-name="P2">StreamReader/ StreamWriter – has methods like ReadLine(), WriteLine()</text:p>
      <text:p text:style-name="P2">BinaryReader/ BinaryWriter – provide methods for working with primitive types: ReadInt32, ReadBoolean, WriteChar(), etc</text:p>
      <text:p text:style-name="P2"/>
      <text:p text:style-name="P2">Using statement</text:p>
      <text:p text:style-name="P2"><text:tab/>Stream, readers, files, etc. use certain resources</text:p>
      <text:p text:style-name="P2"><text:tab/><text:span text:style-name="T1">Using</text:span> statement close them and release their resources</text:p>
      <text:p text:style-name="P2"/>
      <text:p text:style-name="P3"><text:tab/>var reader = new StreamReader(fileName);</text:p>
      <text:p text:style-name="P3"><text:tab/>using (reader)</text:p>
      <text:p text:style-name="P3"><text:tab/>{</text:p>
      <text:p text:style-name="P3"/>
      <text:p text:style-name="P3"><text:tab/>}</text:p>
      <text:p text:style-name="P3"/>
      <text:p text:style-name="P4"/>
      <text:p text:style-name="P4"/>
      <text:p text:style-name="P5"><text:soft-page-break/>Problem: Read File</text:p>
      <text:p text:style-name="P6"/>
      <text:p text:style-name="P3">using System;</text:p>
      <text:p text:style-name="P3">using System.IO;</text:p>
      <text:p text:style-name="P3">..</text:p>
      <text:p text:style-name="P3">..</text:p>
      <text:p text:style-name="P3">static void Main(string[] args)</text:p>
      <text:p text:style-name="P3">{</text:p>
      <text:p text:style-name="P3"><text:tab/>string path = $"../../../";</text:p>
      <text:p text:style-name="P3"><text:tab/>string fileName = "ReadFromFile.cs";</text:p>
      <text:p text:style-name="P3"/>
      <text:p text:style-name="P3"><text:tab/>path = Path.Combine(path, fileName);</text:p>
      <text:p text:style-name="P3"/>
      <text:p text:style-name="P3"><text:tab/>using (StreamReader reader = new StreamReader(path))</text:p>
      <text:p text:style-name="P3"><text:tab/>{<text:tab/></text:p>
      <text:p text:style-name="P3"><text:tab/><text:tab/>int count =0;</text:p>
      <text:p text:style-name="P3"><text:tab/><text:tab/>string line = reader.ReadLine();</text:p>
      <text:p text:style-name="P3"><text:tab/><text:tab/>while (line !=null)</text:p>
      <text:p text:style-name="P3"><text:tab/><text:tab/>{</text:p>
      <text:p text:style-name="P3"><text:tab/><text:tab/><text:tab/>Console.WriteLine($"Line {++count}: {line}");</text:p>
      <text:p text:style-name="P3"><text:tab/><text:tab/><text:tab/>line = reader.ReadLine();</text:p>
      <text:p text:style-name="P3"><text:tab/><text:tab/>}</text:p>
      <text:p text:style-name="P3"><text:tab/>}</text:p>
      <text:p text:style-name="P3">} </text:p>
      <text:p text:style-name="P3"/>
      <text:p text:style-name="P5">Base Streams</text:p>
      <text:p text:style-name="P6">The base class for all streams is System.IO.Stream. It is base class.</text:p>
      <text:p text:style-name="P6">Base properties: CanRead, CamWrite, CanSeek</text:p>
      <text:p text:style-name="P6">Base operations: Read, Write, Position</text:p>
      <text:p text:style-name="P6">Streams which support positioning have properties Position and Length</text:p>
      <text:p text:style-name="P6"/>
      <text:p text:style-name="P3">int Read(byte [] buffer, int offset, int count) // read as many as count bytes from stream into buffer strarting from offset (the offset is in the buffer)</text:p>
      <text:p text:style-name="P3">returns how many bytes are read into buffer</text:p>
      <text:p text:style-name="P3"/>
      <text:p text:style-name="P3"/>
      <text:p text:style-name="P6">Can freeze for undefined time while reading at least 1 byte</text:p>
      <text:p text:style-name="P6">Can read less than the claimed number of bytes</text:p>
      <text:p text:style-name="P6"/>
      <text:p text:style-name="P3">Write (byte[] buffer, int offset, int count)</text:p>
      <text:p text:style-name="P6">Writes a sequence of count bytes to output stream, starting from the given offset position</text:p>
      <text:p text:style-name="P6">Can freeze for undefined time, until it sends all bytes to their destination</text:p>
      <text:p text:style-name="P6"/>
      <text:p text:style-name="P6">Flush() - Sends the internal buffers data to its destination (data storage, I/O device, etc)</text:p>
      <text:p text:style-name="P6"/>
      <text:p text:style-name="P6">Close () - Calls Flush(), closes the connection to the device (machanism), Release the used resources</text:p>
      <text:p text:style-name="P6"/>
      <text:p text:style-name="P6">Seek(offset, SeekOrigin) Moves the position (if supported) with given offset towards the beginning, the end <text:s/>or the current position </text:p>
      <text:p text:style-name="P6"/>
      <text:p text:style-name="P6"/>
      <text:p text:style-name="P6"><text:soft-page-break/></text:p>
      <text:p text:style-name="P5">FileStream Class</text:p>
      <text:p text:style-name="P6">Inherits the Stream class and supports all its methods and properties</text:p>
      <text:list xml:id="list7711573143309594148" text:style-name="L2">
        <text:list-item>
          <text:list>
            <text:list-item>
              <text:p text:style-name="P12">Supports reading, writing, positioning operations etc.</text:p>
            </text:list-item>
          </text:list>
        </text:list-item>
      </text:list>
      <text:p text:style-name="P6">The constructor contains parameters for:</text:p>
      <text:p text:style-name="P6">var fs = new FileStream(string fileName, FileMode, [FileAccess], [FileShare]);</text:p>
      <text:list xml:id="list2790708106753295163" text:style-name="L3">
        <text:list-item>
          <text:list>
            <text:list-item>
              <text:p text:style-name="P13">File name</text:p>
            </text:list-item>
            <text:list-item>
              <text:p text:style-name="P13">FileMode – opening file mode Open, Append, Create, CreateNew, OpenOrCreate, Truncate</text:p>
            </text:list-item>
            <text:list-item>
              <text:p text:style-name="P13">FileAccess – operations mode for file – Read, Write, ReadWrite</text:p>
            </text:list-item>
            <text:list-item>
              <text:p text:style-name="P13">FileShare – access rules for other users while file is opened – None, Read, Write, ReadWrite</text:p>
            </text:list-item>
          </text:list>
        </text:list-item>
      </text:list>
      <text:p text:style-name="P6">example:</text:p>
      <text:p text:style-name="P6">string text = <text:span text:style-name="T2">„Кирилица“;</text:span></text:p>
      <text:p text:style-name="P3">var fileStream = new FileStream("../../log.txt, FileMode.Create);</text:p>
      <text:p text:style-name="P3">try {</text:p>
      <text:p text:style-name="P3"><text:tab/>byte[] bytes = Encoding.UTF8.GetBytes(text);</text:p>
      <text:p text:style-name="P3"><text:tab/>fileStream.Write(bytes, 0, bytes.Length);</text:p>
      <text:p text:style-name="P3">}</text:p>
      <text:p text:style-name="P3">finally // try-finally guarantees the stream will close</text:p>
      <text:p text:style-name="P3">{</text:p>
      <text:p text:style-name="P3"><text:tab/>fileStream.Close();</text:p>
      <text:p text:style-name="P3">}</text:p>
      <text:p text:style-name="P4"/>
      <text:p text:style-name="P14">var source – new FileStream(SheepImagePath, FileMode.Open)</text:p>
      <text:p text:style-name="P14">using (source)</text:p>
      <text:p text:style-name="P14">{</text:p>
      <text:p text:style-name="P14"><text:tab/>var destination = new FileStream(DestinationPath, FileMode.Create);</text:p>
      <text:p text:style-name="P14"><text:tab/>using (destination)</text:p>
      <text:p text:style-name="P14"><text:tab/>{</text:p>
      <text:p text:style-name="P14"><text:tab/><text:tab/>while (true)</text:p>
      <text:p text:style-name="P14"><text:tab/><text:tab/>{</text:p>
      <text:p text:style-name="P14"><text:tab/><text:tab/><text:tab/>byte buffer = new byte[4096];</text:p>
      <text:p text:style-name="P14"><text:tab/><text:tab/><text:tab/>int readBytes = source.Read(buffer, 0, buffer.Length);</text:p>
      <text:p text:style-name="P14"><text:tab/><text:tab/><text:tab/>if (readBytes == 0 )</text:p>
      <text:p text:style-name="P14"><text:tab/><text:tab/><text:tab/>{</text:p>
      <text:p text:style-name="P14"><text:tab/><text:tab/><text:tab/>break;</text:p>
      <text:p text:style-name="P14"><text:tab/><text:tab/><text:tab/>}</text:p>
      <text:p text:style-name="P14"><text:tab/><text:tab/>destination.Write(buffer, 0, readBytes);</text:p>
      <text:p text:style-name="P14"><text:tab/><text:tab/>}</text:p>
      <text:p text:style-name="P14"><text:tab/>}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Other Streams </text:p>
      <text:p text:style-name="P17">Reading In-Memory String – Example</text:p>
      <text:p text:style-name="P14">string text = “In-memory text.”;</text:p>
      <text:p text:style-name="P14">byte [] bytes = Encoding.UTF8.GetBytes(text);</text:p>
      <text:p text:style-name="P14">using (var memoryStream = new MemoryStream(bytes)) {</text:p>
      <text:p text:style-name="P14"><text:tab/>while (true) {</text:p>
      <text:p text:style-name="P14"><text:tab/><text:tab/>int readByte = memoryStream.ReadByte();</text:p>
      <text:p text:style-name="P14"><text:tab/>if (readByte == -1) break;</text:p>
      <text:p text:style-name="P14"><text:tab/>Console.WriteLine( (char) readByte);</text:p>
      <text:p text:style-name="P14"><text:tab/>}</text:p>
      <text:p text:style-name="P14">}</text:p>
      <text:p text:style-name="P14"/>
      <text:p text:style-name="P15">ReadByte method reads single byte from stream. If return -1 end of stream reached</text:p>
      <text:p text:style-name="P15"/>
      <text:p text:style-name="P15">Simple TCP Server - Example</text:p>
      <text:p text:style-name="P15"/>
      <text:p text:style-name="P15">var tcpListener = new TcpListener (IPAddress.Any, PortNumber);</text:p>
      <text:p text:style-name="P15">tcpListener.Start();</text:p>
      <text:p text:style-name="P15">Console.WriteLine(“Listening on port {0}...”, PortNumber);</text:p>
      <text:p text:style-name="P15">while (true) {</text:p>
      <text:p text:style-name="P15"><text:tab/>using (var stream = tcpListener.AcceptTcpClient().GetStream())</text:p>
      <text:p text:style-name="P15"><text:tab/>{</text:p>
      <text:p text:style-name="P15"><text:tab/><text:tab/>byte[] request = new byte[4096];</text:p>
      <text:p text:style-name="P15"><text:tab/><text:tab/>stream.Read(request, 0, 4096); //reads request</text:p>
      <text:p text:style-name="P15"><text:tab/><text:tab/>Console.WriteLine(Encoding.UTF8.GetString(request));</text:p>
      <text:p text:style-name="P15"><text:tab/></text:p>
      <text:p text:style-name="P15"><text:tab/>string html= string.Format(“{0}{1}{2}{3} – {4}{2}{1}{0}”, “&lt;html&gt;”,”&lt;body&gt;, “h1”,”Welcome to my awesome site!”, DateTime.Now);</text:p>
      <text:p text:style-name="P15"><text:tab/>byte[] htmlBytes = Encoding.UTF8.GetBytes(html); </text:p>
      <text:p text:style-name="P15"><text:tab/>stream.Write(htmlBytes, 0, htmlBytes.Length);</text:p>
      <text:p text:style-name="P15"><text:tab/>}</text:p>
      <text:p text:style-name="P15"><text:tab/></text:p>
      <text:p text:style-name="P15">}</text:p>
      <text:p text:style-name="P15"/>
      <text:p text:style-name="P15"/>
      <text:p text:style-name="P15"/>
      <text:p text:style-name="P17">Buffered Streams</text:p>
      <text:p text:style-name="P15">Buffer the data and effectively increase performance</text:p>
      <text:p text:style-name="P15">Call for read of even 1 byte makes read of more kilobytes in advance</text:p>
      <text:p text:style-name="P15">The stream keeps them in an internal buffer</text:p>
      <text:p text:style-name="P15">Next read returns data from the internal buffer -<text:span text:style-name="T1">Very fast operation</text:span></text:p>
      <text:p text:style-name="P15">Written data is stored in internal buffer – very fast operation</text:p>
      <text:p text:style-name="P15">When buffer overloads:</text:p>
      <text:list xml:id="list4357731456661910368" text:style-name="L4">
        <text:list-item>
          <text:list>
            <text:list-item>
              <text:p text:style-name="P16">Flush () is called</text:p>
            </text:list-item>
            <text:list-item>
              <text:p text:style-name="P16">the data is sent to its destination</text:p>
            </text:list-item>
          </text:list>
        </text:list-item>
      </text:list>
      <text:p text:style-name="P15">In .NET we use the <text:span text:style-name="T1">System.IO.BufferedStream</text:span> class</text:p>
      <text:p text:style-name="P15"/>
      <text:p text:style-name="P15"/>
      <text:p text:style-name="P17">Using construction calls x.Close() then <text:s/>x.Dispose()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44M59S</meta:editing-duration>
    <meta:editing-cycles>83</meta:editing-cycles>
    <meta:generator>OpenOffice/4.1.5$Win32 OpenOffice.org_project/415m1$Build-9789</meta:generator>
    <dc:date>2018-10-07T10:53:47.18</dc:date>
    <meta:document-statistic meta:table-count="0" meta:image-count="1" meta:object-count="0" meta:page-count="4" meta:paragraph-count="134" meta:word-count="703" meta:character-count="4978"/>
    <meta:user-defined meta:name="Info 1"/>
    <meta:user-defined meta:name="Info 2"/>
    <meta:user-defined meta:name="Info 3"/>
    <meta:user-defined meta:name="Info 4"/>
  </office:meta>
</office:document-meta>
</file>